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945in" style:contextual-spacing="false" fo:text-align="center" style:justify-single-word="false"/>
    </style:style>
    <style:style style:name="P2" style:family="paragraph" style:parent-style-name="Standard" style:list-style-name="">
      <style:paragraph-properties fo:margin-top="0.1945in" fo:margin-bottom="0.1945in" style:contextual-spacing="false"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loext:graphic-properties draw:fill="solid" draw:fill-color="#ffff00" draw:opacity="100%"/>
      <style:paragraph-properties fo:text-align="start" style:justify-single-word="false" fo:break-before="page"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loext:graphic-properties draw:fill="solid" draw:fill-color="#ffff00" draw:opacity="100%"/>
      <style:paragraph-properties fo:text-align="start" style:justify-single-word="false"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loext:graphic-properties draw:fill="solid" draw:fill-color="#ffff00" draw:opacity="100%"/>
      <style:paragraph-properties fo:background-color="#ffff00"/>
      <style:text-properties style:text-underline-style="solid" style:text-underline-width="auto" style:text-underline-color="font-color" fo:font-weight="bold" style:font-weight-asian="bold" style:font-size-complex="14pt" style:font-weight-complex="bold"/>
    </style:style>
    <style:style style:name="T1" style:family="text">
      <style:text-properties fo:font-size="18pt" fo:font-weight="bold" style:font-name-asian="Times New Roman1" style:font-size-asian="18pt" style:language-asian="ru" style:country-asian="RU" style:font-weight-asian="bold" style:font-size-complex="18pt" style:font-weight-complex="bold"/>
    </style:style>
    <style:style style:name="T2" style:family="text">
      <style:text-properties style:letter-kerning="true" style:font-name-asian="Times New Roman1" style:language-asian="ru" style:country-asian="RU" style:font-size-complex="14pt" style:font-weight-complex="bold"/>
    </style:style>
    <style:style style:name="T3" style:family="text">
      <style:text-properties style:font-name-asian="Times New Roman1" style:language-asian="ru" style:country-asian="RU" style:font-size-complex="14pt"/>
    </style:style>
    <style:style style:name="T4" style:family="text">
      <style:text-properties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loext:marker-style-name="T1"><text:span text:style-name="T1">Практическое занятие 7: Духовная жизнь общества</text:span><text:span text:style-name="T1"/></text:h>
      <text:h text:style-name="P2" text:outline-level="1" loext:marker-style-name="T2"><text:span text:style-name="T2">Вопросы для обсуждения:<text:line-break/>1)структура общественного сознания </text:span><text:span text:style-name="T2"/></text:h>
      <text:h text:style-name="P2" text:outline-level="1" loext:marker-style-name="T2"><text:span text:style-name="T2">2) религия: основные элементы, функции<text:line-break/>3) и</text:span><text:bookmark text:name="_GoBack"/><text:span text:style-name="T2">скусство: виды, функции искусства</text:span><text:span text:style-name="T2"/></text:h>
      <text:p text:style-name="P3" loext:marker-style-name="T3"><text:span text:style-name="T3">4) мораль</text:span><text:span text:style-name="T3"/></text:p>
      <text:p text:style-name="P3" loext:marker-style-name="T3"><text:span text:style-name="T3">5) наука</text:span><text:span text:style-name="T3"/></text:p>
      <text:p text:style-name="P3" loext:marker-style-name="T3"><text:span text:style-name="T3">6) политика</text:span></text:p>
      <text:p text:style-name="P4">1) Структура общественного сознания:</text:p>
      <text:p text:style-name="P5">Структура общественного сознания отражает сложный комплекс убеждений, ценностей, норм и представлений, которые присущи определенной социокультурной группе. Она формируется под воздействием исторических, социальных, экономических и культурных факторов.</text:p>
      <text:p text:style-name="P5"/>
      <text:p text:style-name="P5">2) Религия: основные элементы, функции:</text:p>
      <text:p text:style-name="P5">Религия включает в себя веру в сверхъестественное, ритуалы, моральные установки и духовные практики. Основные функции религии включают объединение сообщества, обеспечение моральных норм, ответы на вопросы о смысле жизни и утешение в трудные времена.</text:p>
      <text:p text:style-name="P5"/>
      <text:p text:style-name="P5">3) Искусство: виды, функции искусства:</text:p>
      <text:p text:style-name="P5">Искусство может быть представлено различными видами, такими как живопись, скульптура, музыка, театр и литература. Основные функции искусства включают эстетическое удовольствие, выражение чувств и идей, а также социокультурную коммуникацию.</text:p>
      <text:p text:style-name="P5"/>
      <text:p text:style-name="P5">4) Мораль:</text:p>
      <text:p text:style-name="P5">Мораль представляет собой систему ценностей, принципов и норм, регулирующих поведение людей в обществе. Она определяет, что считается правильным и неправильным, добрым и плохим, и играет важную роль в формировании социальной гармонии.</text:p>
      <text:p text:style-name="P5"/>
      <text:p text:style-name="P5">5) Наука:</text:p>
      <text:p text:style-name="P5">Наука - это систематизированное знание о мире, полученное путем наблюдения, экспериментов и логического анализа. Она стремится к объективному пониманию природы и явлений, развивает технологии и способствует прогрессу общества.</text:p>
      <text:p text:style-name="P5"/>
      <text:p text:style-name="P5">6) Политика:</text:p>
      <text:p text:style-name="P5">Политика охватывает процессы принятия решений, управления и распределения власти в обществе. Она включает в себя формирование законов, управление ресурсами, регулирование отношений между государством и гражданами, а также внешнюю политику.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false" style:font-name-asian="Calibri" style:font-size-asian="14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4pt" fo:language="ru" fo:country="RU" style:letter-kerning="false" style:font-name-asian="Calibri" style:font-size-asian="14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_20__28_WW_29_" style:display-name="Default Paragraph Font (WW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Ольхен</meta:initial-creator>
    <meta:editing-cycles>3</meta:editing-cycles>
    <meta:creation-date>2021-10-02T15:32:00</meta:creation-date>
    <dc:date>2024-05-25T22:20:08.279218521</dc:date>
    <meta:editing-duration>PT46M38S</meta:editing-duration>
    <meta:generator>LibreOffice/7.6.6.3$Linux_X86_64 LibreOffice_project/60$Build-3</meta:generator>
    <meta:document-statistic meta:table-count="0" meta:image-count="0" meta:object-count="0" meta:page-count="2" meta:paragraph-count="18" meta:word-count="223" meta:character-count="1792" meta:non-whitespace-character-count="1586"/>
    <meta:user-defined meta:name="AppVersion">14.0000</meta:user-defined>
    <meta:user-defined meta:name="Company">SPecialiST RePack</meta:user-defined>
    <meta:template xlink:type="simple" xlink:actuate="onRequest" xlink:title="Normal" xlink:href=""/>
  </office:meta>
</office:document-meta>
</file>